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0cm" presentation:class="title" presentation:user-transformed="true">
          <draw:text-box>
            <text:p text:style-name="P1"><text:span text:style-name="T1">To jest </text:span><text:span text:style-name="T1">moim pragnieniem,</text:span><text:span text:style-name="T1"><text:line-break/></text:span><text:span text:style-name="T1">by oddać Ci cześć</text:span><text:span text:style-name="T1"><text:line-break/></text:span><text:span text:style-name="T2">Panie całym swym sercem</text:span><text:span text:style-name="T2"><text:line-break/></text:span><text:span text:style-name="T2">wielbię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Wszystko</text:span><text:span text:style-name="T1"><text:line-break/></text:span><text:span text:style-name="T1">co we mnie najlepsze,</text:span><text:span text:style-name="T1"><text:line-break/></text:span><text:span text:style-name="T1">Ty Boże weź</text:span><text:span text:style-name="T1"><text:line-break/></text:span><text:span text:style-name="T1">w</text:span><text:span text:style-name="T2">szystko</text:span><text:span text:style-name="T2"><text:line-break/></text:span><text:span text:style-name="T2">co dla mnie najdroższe</text:span><text:span text:style-name="T2"><text:line-break/></text:span><text:span text:style-name="T2">w Tobie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02cm" svg:x="0cm" svg:y="0cm" presentation:class="title" presentation:user-transformed="true">
          <draw:text-box>
            <text:p text:style-name="P1"><text:span text:style-name="T1">Swoje serce daję Ci</text:span><text:span text:style-name="T1"><text:line-break/></text:span><text:span text:style-name="T1">i duszę mą,</text:span><text:span text:style-name="T1"><text:line-break/></text:span><text:span text:style-name="T1">chcę żyć dla Ciebie</text:span><text:span text:style-name="T1"><text:line-break/></text:span><text:span text:style-name="T1">by każdym tchnieniem</text:span><text:span text:style-name="T1"><text:line-break/></text:span><text:span text:style-name="T1">wielbić Cię</text:span><text:span text:style-name="T1"><text:line-break/></text:span><text:span text:style-name="T2">każdą chwilą świadczyć,</text:span><text:span text:style-name="T2"><text:line-break/></text:span><text:span text:style-name="T2">że Ty jesteś Drogą m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9-02-01T12:46:38</dc:date>
    <dc:language>pl-PL</dc:language>
    <meta:editing-cycles>12</meta:editing-cycles>
    <meta:editing-duration>PT9M4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